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69000000FD9EC6CA8A5B97D8BA.eps" manifest:media-type="image/x-eps"/>
  <manifest:file-entry manifest:full-path="Pictures/2000000200000169000000FD721612EB226F53B2.eps" manifest:media-type="image/x-eps"/>
  <manifest:file-entry manifest:full-path="Pictures/2000000200000169000000FD789E2045463E35D7.eps" manifest:media-type="image/x-eps"/>
  <manifest:file-entry manifest:full-path="Pictures/2000000200000169000000FD2AC250FEDF1A5802.eps" manifest:media-type="image/x-eps"/>
  <manifest:file-entry manifest:full-path="Pictures/2000000200000169000000FDECA19B0067262A01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measure">
      <style:graphic-properties draw:textarea-vertical-align="middle"/>
    </style:style>
    <style:style style:name="pr1" style:family="presentation" style:parent-style-name="Default-title">
      <style:graphic-properties fo:min-height="8.05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4pt" style:font-size-asian="34pt" style:font-size-complex="34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08cm" fo:margin-bottom="0.051cm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053cm" svg:x="1.4cm" svg:y="1.537cm" presentation:class="title" presentation:user-transformed="true">
          <draw:text-box>
            <text:p text:style-name="P1"><text:span text:style-name="T1">빅바이오</text:span><text:span text:style-name="T1">: part3-4</text:span><text:span text:style-name="T1">회차 </text:span><text:span text:style-name="T1"><text:line-break/></text:span><text:span text:style-name="T1">(</text:span><text:span text:style-name="T1">딥러닝 실습</text:span><text:span text:style-name="T1">) TensorFlow</text:span><text:span text:style-name="T1">을 사용해서 암 환자 유전체에서 암 예측 모델 개발</text:span><text:span text:style-name="T1">(MLP)</text:span></text:p>
          </draw:text-box>
        </draw:frame>
        <draw:frame presentation:style-name="pr2" draw:text-style-name="P3" draw:layer="layout" svg:width="25.199cm" svg:height="12.179cm" svg:x="1.4cm" svg:y="8.114cm" presentation:class="subtitle" presentation:user-transformed="true">
          <draw:text-box>
            <text:p>한성국 2016/ 5/ 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Multilayer Perceptron: Multinomial classification</text:p>
          </draw:text-box>
        </draw:frame>
        <draw:frame presentation:style-name="pr5" draw:text-style-name="P4" draw:layer="layout" svg:width="25.199cm" svg:height="7.366cm" svg:x="1.5cm" svg:y="13.512cm" presentation:class="outline" presentation:user-transformed="true">
          <draw:text-box>
            <text:list text:style-name="L2">
              <text:list-item>
                <text:p text:style-name="P4">Input layer: 20502 neurons</text:p>
              </text:list-item>
              <text:list-item>
                <text:p text:style-name="P4">Hidden layer 1: 128 neurons</text:p>
              </text:list-item>
              <text:list-item>
                <text:p text:style-name="P4">Hidden layer 2: 128 neurons</text:p>
              </text:list-item>
              <text:list-item>
                <text:p text:style-name="P4"><text:s text:c="17"/>…</text:p>
              </text:list-item>
              <text:list-item>
                <text:p text:style-name="P4">Multinomial classification: Softmax Layer: 34 neurons <text:s/></text:p>
              </text:list-item>
            </text:list>
          </draw:text-box>
        </draw:frame>
        <draw:custom-shape draw:style-name="gr2" draw:text-style-name="P1" draw:layer="layout" svg:width="1.016cm" svg:height="1.016cm" svg:x="8.92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0.72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2.52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72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6.42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8.02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0.758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2.558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758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6.458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0.759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2.559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759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6.459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0.7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2.5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7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6.4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298cm" svg:y1="11.669cm" svg:x2="11.298cm" svg:y2="10.391cm">
          <text:p/>
        </draw:line>
        <draw:line draw:style-name="gr3" draw:text-style-name="P5" draw:layer="layout" svg:x1="12.822cm" svg:y1="11.669cm" svg:x2="11.298cm" svg:y2="10.391cm">
          <text:p/>
        </draw:line>
        <draw:line draw:style-name="gr3" draw:text-style-name="P5" draw:layer="layout" svg:x1="9.52cm" svg:y1="11.668cm" svg:x2="11.298cm" svg:y2="10.391cm">
          <text:p/>
        </draw:line>
        <draw:line draw:style-name="gr3" draw:text-style-name="P5" draw:layer="layout" svg:x1="9.52cm" svg:y1="11.668cm" svg:x2="13.076cm" svg:y2="10.391cm">
          <text:p/>
        </draw:line>
        <draw:line draw:style-name="gr3" draw:text-style-name="P5" draw:layer="layout" svg:x1="11.298cm" svg:y1="11.669cm" svg:x2="13.076cm" svg:y2="10.391cm">
          <text:p/>
        </draw:line>
        <draw:line draw:style-name="gr3" draw:text-style-name="P5" draw:layer="layout" svg:x1="9.52cm" svg:y1="11.668cm" svg:x2="15.24cm" svg:y2="10.391cm">
          <text:p/>
        </draw:line>
        <draw:line draw:style-name="gr3" draw:text-style-name="P5" draw:layer="layout" svg:x1="9.52cm" svg:y1="11.668cm" svg:x2="17.018cm" svg:y2="10.391cm">
          <text:p/>
        </draw:line>
        <draw:line draw:style-name="gr3" draw:text-style-name="P5" draw:layer="layout" svg:x1="11.298cm" svg:y1="11.668cm" svg:x2="15.24cm" svg:y2="10.391cm">
          <text:p/>
        </draw:line>
        <draw:line draw:style-name="gr3" draw:text-style-name="P5" draw:layer="layout" svg:x1="11.298cm" svg:y1="11.668cm" svg:x2="17.018cm" svg:y2="10.391cm">
          <text:p/>
        </draw:line>
        <draw:line draw:style-name="gr3" draw:text-style-name="P5" draw:layer="layout" svg:x1="13.076cm" svg:y1="11.669cm" svg:x2="13.076cm" svg:y2="10.391cm">
          <text:p/>
        </draw:line>
        <draw:line draw:style-name="gr3" draw:text-style-name="P5" draw:layer="layout" svg:x1="13.076cm" svg:y1="11.669cm" svg:x2="15.24cm" svg:y2="10.391cm">
          <text:p/>
        </draw:line>
        <draw:line draw:style-name="gr3" draw:text-style-name="P5" draw:layer="layout" svg:x1="13.076cm" svg:y1="11.668cm" svg:x2="17.018cm" svg:y2="10.391cm">
          <text:p/>
        </draw:line>
        <draw:line draw:style-name="gr3" draw:text-style-name="P5" draw:layer="layout" svg:x1="15.24cm" svg:y1="11.668cm" svg:x2="15.24cm" svg:y2="10.391cm">
          <text:p/>
        </draw:line>
        <draw:line draw:style-name="gr3" draw:text-style-name="P5" draw:layer="layout" svg:x1="15.24cm" svg:y1="11.668cm" svg:x2="11.298cm" svg:y2="10.391cm">
          <text:p/>
        </draw:line>
        <draw:line draw:style-name="gr3" draw:text-style-name="P5" draw:layer="layout" svg:x1="15.24cm" svg:y1="11.668cm" svg:x2="13.076cm" svg:y2="10.391cm">
          <text:p/>
        </draw:line>
        <draw:line draw:style-name="gr3" draw:text-style-name="P5" draw:layer="layout" svg:x1="15.24cm" svg:y1="11.668cm" svg:x2="17.018cm" svg:y2="10.391cm">
          <text:p/>
        </draw:line>
        <draw:line draw:style-name="gr3" draw:text-style-name="P5" draw:layer="layout" svg:x1="17.018cm" svg:y1="11.668cm" svg:x2="17.018cm" svg:y2="10.391cm">
          <text:p/>
        </draw:line>
        <draw:line draw:style-name="gr3" draw:text-style-name="P5" draw:layer="layout" svg:x1="17.018cm" svg:y1="11.668cm" svg:x2="15.24cm" svg:y2="10.391cm">
          <text:p/>
        </draw:line>
        <draw:line draw:style-name="gr3" draw:text-style-name="P5" draw:layer="layout" svg:x1="17.018cm" svg:y1="11.669cm" svg:x2="13.076cm" svg:y2="10.391cm">
          <text:p/>
        </draw:line>
        <draw:line draw:style-name="gr3" draw:text-style-name="P5" draw:layer="layout" svg:x1="18.542cm" svg:y1="11.669cm" svg:x2="17.018cm" svg:y2="10.391cm">
          <text:p/>
        </draw:line>
        <draw:line draw:style-name="gr3" draw:text-style-name="P5" draw:layer="layout" svg:x1="18.542cm" svg:y1="11.669cm" svg:x2="11.298cm" svg:y2="10.391cm">
          <text:p/>
        </draw:line>
        <draw:line draw:style-name="gr3" draw:text-style-name="P5" draw:layer="layout" svg:x1="11.176cm" svg:y1="9.375cm" svg:x2="11.176cm" svg:y2="8.492cm">
          <text:p/>
        </draw:line>
        <draw:line draw:style-name="gr3" draw:text-style-name="P5" draw:layer="layout" svg:x1="11.176cm" svg:y1="8.492cm" svg:x2="12.954cm" svg:y2="9.375cm">
          <text:p/>
        </draw:line>
        <draw:line draw:style-name="gr3" draw:text-style-name="P5" draw:layer="layout" svg:x1="11.176cm" svg:y1="8.492cm" svg:x2="15.24cm" svg:y2="9.375cm">
          <text:p/>
        </draw:line>
        <draw:line draw:style-name="gr3" draw:text-style-name="P5" draw:layer="layout" svg:x1="11.176cm" svg:y1="8.492cm" svg:x2="16.764cm" svg:y2="9.375cm">
          <text:p/>
        </draw:line>
        <draw:line draw:style-name="gr3" draw:text-style-name="P5" draw:layer="layout" svg:x1="11.176cm" svg:y1="9.375cm" svg:x2="12.954cm" svg:y2="8.492cm">
          <text:p/>
        </draw:line>
        <draw:line draw:style-name="gr3" draw:text-style-name="P5" draw:layer="layout" svg:x1="11.176cm" svg:y1="9.375cm" svg:x2="15.24cm" svg:y2="8.492cm">
          <text:p/>
        </draw:line>
        <draw:line draw:style-name="gr3" draw:text-style-name="P5" draw:layer="layout" svg:x1="11.176cm" svg:y1="9.375cm" svg:x2="17.018cm" svg:y2="8.492cm">
          <text:p/>
        </draw:line>
        <draw:line draw:style-name="gr3" draw:text-style-name="P5" draw:layer="layout" svg:x1="12.954cm" svg:y1="9.375cm" svg:x2="12.954cm" svg:y2="8.492cm">
          <text:p/>
        </draw:line>
        <draw:line draw:style-name="gr3" draw:text-style-name="P5" draw:layer="layout" svg:x1="12.954cm" svg:y1="9.375cm" svg:x2="15.24cm" svg:y2="8.492cm">
          <text:p/>
        </draw:line>
        <draw:line draw:style-name="gr3" draw:text-style-name="P5" draw:layer="layout" svg:x1="12.954cm" svg:y1="9.375cm" svg:x2="17.018cm" svg:y2="8.492cm">
          <text:p/>
        </draw:line>
        <draw:line draw:style-name="gr3" draw:text-style-name="P5" draw:layer="layout" svg:x1="15.24cm" svg:y1="9.375cm" svg:x2="12.954cm" svg:y2="8.492cm">
          <text:p/>
        </draw:line>
        <draw:line draw:style-name="gr3" draw:text-style-name="P5" draw:layer="layout" svg:x1="15.24cm" svg:y1="9.375cm" svg:x2="15.24cm" svg:y2="8.492cm">
          <text:p/>
        </draw:line>
        <draw:line draw:style-name="gr3" draw:text-style-name="P5" draw:layer="layout" svg:x1="15.24cm" svg:y1="9.375cm" svg:x2="17.018cm" svg:y2="8.492cm">
          <text:p/>
        </draw:line>
        <draw:line draw:style-name="gr3" draw:text-style-name="P5" draw:layer="layout" svg:x1="16.764cm" svg:y1="9.375cm" svg:x2="12.954cm" svg:y2="8.492cm">
          <text:p/>
        </draw:line>
        <draw:line draw:style-name="gr3" draw:text-style-name="P5" draw:layer="layout" svg:x1="16.764cm" svg:y1="9.375cm" svg:x2="15.24cm" svg:y2="8.492cm">
          <text:p/>
        </draw:line>
        <draw:line draw:style-name="gr3" draw:text-style-name="P5" draw:layer="layout" svg:x1="16.764cm" svg:y1="9.375cm" svg:x2="17.018cm" svg:y2="8.492cm">
          <text:p/>
        </draw:line>
        <draw:line draw:style-name="gr3" draw:text-style-name="P5" draw:layer="layout" svg:x1="11.176cm" svg:y1="7.476cm" svg:x2="11.176cm" svg:y2="6.334cm">
          <text:p/>
        </draw:line>
        <draw:line draw:style-name="gr3" draw:text-style-name="P5" draw:layer="layout" svg:x1="11.176cm" svg:y1="7.476cm" svg:x2="12.954cm" svg:y2="6.334cm">
          <text:p/>
        </draw:line>
        <draw:line draw:style-name="gr3" draw:text-style-name="P5" draw:layer="layout" svg:x1="11.176cm" svg:y1="7.476cm" svg:x2="15.24cm" svg:y2="6.334cm">
          <text:p/>
        </draw:line>
        <draw:line draw:style-name="gr3" draw:text-style-name="P5" draw:layer="layout" svg:x1="11.176cm" svg:y1="7.476cm" svg:x2="17.018cm" svg:y2="6.334cm">
          <text:p/>
        </draw:line>
        <draw:line draw:style-name="gr3" draw:text-style-name="P5" draw:layer="layout" svg:x1="11.176cm" svg:y1="6.334cm" svg:x2="12.954cm" svg:y2="7.476cm">
          <text:p/>
        </draw:line>
        <draw:line draw:style-name="gr3" draw:text-style-name="P5" draw:layer="layout" svg:x1="11.176cm" svg:y1="6.334cm" svg:x2="15.24cm" svg:y2="7.476cm">
          <text:p/>
        </draw:line>
        <draw:line draw:style-name="gr3" draw:text-style-name="P5" draw:layer="layout" svg:x1="11.176cm" svg:y1="6.334cm" svg:x2="17.018cm" svg:y2="7.476cm">
          <text:p/>
        </draw:line>
        <draw:line draw:style-name="gr3" draw:text-style-name="P5" draw:layer="layout" svg:x1="12.954cm" svg:y1="6.334cm" svg:x2="12.954cm" svg:y2="7.476cm">
          <text:p/>
        </draw:line>
        <draw:line draw:style-name="gr3" draw:text-style-name="P5" draw:layer="layout" svg:x1="12.954cm" svg:y1="6.334cm" svg:x2="15.24cm" svg:y2="7.476cm">
          <text:p/>
        </draw:line>
        <draw:line draw:style-name="gr3" draw:text-style-name="P5" draw:layer="layout" svg:x1="12.954cm" svg:y1="6.334cm" svg:x2="17.018cm" svg:y2="7.476cm">
          <text:p/>
        </draw:line>
        <draw:line draw:style-name="gr3" draw:text-style-name="P5" draw:layer="layout" svg:x1="15.24cm" svg:y1="6.334cm" svg:x2="12.954cm" svg:y2="7.476cm">
          <text:p/>
        </draw:line>
        <draw:line draw:style-name="gr3" draw:text-style-name="P5" draw:layer="layout" svg:x1="15.24cm" svg:y1="6.334cm" svg:x2="15.24cm" svg:y2="7.476cm">
          <text:p/>
        </draw:line>
        <draw:line draw:style-name="gr3" draw:text-style-name="P5" draw:layer="layout" svg:x1="15.24cm" svg:y1="6.334cm" svg:x2="17.018cm" svg:y2="7.476cm">
          <text:p/>
        </draw:line>
        <draw:line draw:style-name="gr3" draw:text-style-name="P5" draw:layer="layout" svg:x1="15.24cm" svg:y1="7.476cm" svg:x2="17.018cm" svg:y2="6.334cm">
          <text:p/>
        </draw:line>
        <draw:line draw:style-name="gr3" draw:text-style-name="P5" draw:layer="layout" svg:x1="17.018cm" svg:y1="7.476cm" svg:x2="17.018cm" svg:y2="6.33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<text:s/>Datas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features: 20502 (mRNA expression values)</text:p>
              </text:list-item>
              <text:list-item>
                <text:p>Train set: 7945</text:p>
              </text:list-item>
              <text:list-item>
                <text:p>Validation set: 1679</text:p>
              </text:list-item>
              <text:list-item>
                <text:p text:style-name="P6">Test set: 1679</text:p>
              </text:list-item>
              <text:list-item>
                <text:p text:style-name="P6">mRNA expression level: Normalization based on the number of input feat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Hyper parameters and Op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earning rate: 0.01</text:span></text:p>
              </text:list-item>
              <text:list-item>
                <text:p><text:span text:style-name="T2">Batch size 128</text:span></text:p>
              </text:list-item>
              <text:list-item>
                <text:p><text:span text:style-name="T2">Neuron activation function: RELU </text:span></text:p>
              </text:list-item>
              <text:list-item>
                <text:p><text:span text:style-name="T2">Loss function: cross entropy (softmax layer)</text:span></text:p>
              </text:list-item>
              <text:list-item>
                <text:p><text:span text:style-name="T2">Optimization: Stochastic Gradients Des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s functions in TensorFl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soft classes, use tf.nn.softmax_cross_entropy_with_logits(logits, labels, name=None)</text:p>
              </text:list-item>
              <text:list-item>
                <text:p>When classes are mutually exclusive, use tf.nn.sparse_softmax_cross_entropy_with_logits(logits, labels, name=No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ining: loss and accuracy</text:p>
          </draw:text-box>
        </draw:frame>
        <draw:frame draw:style-name="gr4" draw:text-style-name="P5" draw:layer="layout" svg:width="12.734cm" svg:height="8.924cm" svg:x="0.508cm" svg:y="4.826cm">
          <draw:image xlink:href="Pictures/2000000200000169000000FD721612EB226F53B2.eps" xlink:type="simple" xlink:show="embed" xlink:actuate="onLoad">
            <text:p/>
          </draw:image>
        </draw:frame>
        <draw:frame draw:style-name="gr4" draw:text-style-name="P5" draw:layer="layout" svg:width="12.734cm" svg:height="8.924cm" svg:x="13.865cm" svg:y="4.972cm">
          <draw:image xlink:href="Pictures/2000000200000169000000FD789E2045463E35D7.eps" xlink:type="simple" xlink:show="embed" xlink:actuate="onLoad">
            <text:p/>
          </draw:image>
        </draw:frame>
        <draw:frame presentation:style-name="pr2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46cm" presentation:class="title" presentation:user-transformed="true">
          <draw:text-box>
            <text:p>Hidden layer goes increases: Test accuracy</text:p>
          </draw:text-box>
        </draw:frame>
        <draw:frame presentation:style-name="pr5" draw:layer="layout" svg:width="25.199cm" svg:height="3.885cm" svg:x="1.4cm" svg:y="16.008cm" presentation:class="outline" presentation:user-transformed="true">
          <draw:text-box>
            <text:list text:style-name="L2">
              <text:list-item>
                <text:p>Number of neurons in hidden layers: 256</text:p>
              </text:list-item>
              <text:list-item>
                <text:p>Batch sizes 128</text:p>
              </text:list-item>
            </text:list>
          </draw:text-box>
        </draw:frame>
        <draw:frame draw:style-name="gr4" draw:text-style-name="P5" draw:layer="layout" svg:width="12.446cm" svg:height="8.722cm" svg:x="0.508cm" svg:y="5.756cm">
          <draw:image xlink:href="Pictures/2000000200000169000000FD2AC250FEDF1A5802.eps" xlink:type="simple" xlink:show="embed" xlink:actuate="onLoad">
            <text:p/>
          </draw:image>
        </draw:frame>
        <draw:frame draw:style-name="gr4" draw:text-style-name="P5" draw:layer="layout" svg:width="12.734cm" svg:height="8.924cm" svg:x="12.92cm" svg:y="5.554cm">
          <draw:image xlink:href="Pictures/2000000200000169000000FDECA19B0067262A01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Overfitting</text:p>
          </draw:text-box>
        </draw:frame>
        <draw:frame presentation:style-name="pr5" draw:layer="layout" svg:width="25.199cm" svg:height="5.045cm" svg:x="1.4cm" svg:y="15.748cm" presentation:class="outline" presentation:user-transformed="true">
          <draw:text-box>
            <text:list text:style-name="L2">
              <text:list-item>
                <text:p>Hidden neurons=256</text:p>
              </text:list-item>
              <text:list-item>
                <text:p>Number of hidden Layers=3</text:p>
              </text:list-item>
            </text:list>
          </draw:text-box>
        </draw:frame>
        <draw:frame draw:style-name="gr5" draw:text-style-name="P1" draw:layer="layout" svg:width="18.072cm" svg:height="12.665cm" svg:x="4.765cm" svg:y="2.794cm">
          <draw:image xlink:href="Pictures/2000000200000169000000FD9EC6CA8A5B97D8BA.eps" xlink:type="simple" xlink:show="embed" xlink:actuate="onLoad">
            <text:p/>
          </draw:image>
        </draw:frame>
        <draw:measure draw:style-name="gr6" draw:text-style-name="P1" draw:layer="measurelines" svg:x1="21.644cm" svg:y1="3.864cm" svg:x2="21.644cm" svg:y2="4.88cm">
          <text:p/>
        </draw:measur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e more works..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tch size increases</text:p>
              </text:list-item>
              <text:list-item>
                <text:p>Use the different Optimizer: Adam, Adagrad,…</text:p>
              </text:list-item>
              <text:list-item>
                <text:p>How about to use CNN after change the input data to two dimensional.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2:51:09.782418641</meta:creation-date>
    <dc:date>2016-05-24T12:29:56.787359080</dc:date>
    <meta:editing-duration>PT8H18M33S</meta:editing-duration>
    <meta:editing-cycles>11</meta:editing-cycles>
    <meta:generator>LibreOffice/5.1.2.2$Linux_X86_64 LibreOffice_project/10m0$Build-2</meta:generator>
    <meta:document-statistic meta:object-count="133"/>
  </office:meta>
</office:document-meta>
</file>